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3.7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4.2cm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5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44cm" fo:min-width="2.734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3cm" fo:min-width="2.734cm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225cm" fo:min-width="3.659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86cm" fo:min-width="3.65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7cm" svg:x="15.7cm" svg:y="2.9cm">
          <text:p text:style-name="P1">Time Keep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cm" svg:height="2.7cm" svg:x="3.1cm" svg:y="2.8cm">
          <text:p text:style-name="P1">End User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1" draw:layer="layout" svg:width="7.9cm" svg:height="2.4cm" svg:x="12.9cm" svg:y="12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2.199cm" svg:height="2.4cm" svg:x="12.901cm" svg:y="12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1" draw:layer="layout" svg:x1="12.9cm" svg:y1="14.999cm" svg:x2="20.8cm" svg:y2="14.999cm">
            <text:p/>
          </draw:line>
          <draw:line draw:style-name="gr5" draw:text-style-name="P1" draw:layer="layout" svg:x1="12.9cm" svg:y1="12.599cm" svg:x2="20.8cm" svg:y2="12.599cm">
            <text:p/>
          </draw:line>
          <draw:line draw:style-name="gr5" draw:text-style-name="P1" draw:layer="layout" svg:x1="12.9cm" svg:y1="14.999cm" svg:x2="12.9cm" svg:y2="12.599cm">
            <text:p/>
          </draw:line>
          <draw:line draw:style-name="gr5" draw:text-style-name="P1" draw:layer="layout" svg:x1="15.1cm" svg:y1="14.999cm" svg:x2="15.1cm" svg:y2="12.599cm">
            <text:p/>
          </draw:line>
        </draw:g>
        <draw:g>
          <draw:g>
            <draw:custom-shape draw:style-name="gr6" draw:text-style-name="P1" draw:layer="layout" svg:width="3.6cm" svg:height="5.5cm" svg:x="3.8cm" svg:y="13.199cm">
              <text:p text:style-name="P1">Ride Time</text:p>
              <text:p text:style-name="P1"><text:s/>Calculate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7" draw:text-style-name="P1" draw:layer="layout" svg:width="3.6cm" svg:height="1.201cm" svg:x="3.801cm" svg:y="17.499cm">
              <text:p text:style-name="P1">Ride Time -</text:p>
              <text:p text:style-name="P1">Positio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8" draw:text-style-name="P1" draw:layer="layout" svg:x1="5.9cm" svg:y1="5.5cm" svg:x2="5.9cm" svg:y2="13.2cm">
          <text:p text:style-name="P1">Watch Time and Position</text:p>
          <text:p text:style-name="P1"/>
        </draw:line>
        <draw:g>
          <draw:g>
            <draw:custom-shape draw:style-name="gr9" draw:text-style-name="P1" draw:layer="layout" svg:width="4.599cm" svg:height="7.099cm" svg:x="8.9cm" svg:y="20.8cm">
              <text:p text:style-name="P1">Times Ordered</text:p>
              <text:p text:style-name="P1">(ascending)</text:p>
              <text:p text:style-name="P1"><text:s/>In </text:p>
              <text:p text:style-name="P1">and </text:p>
              <text:p text:style-name="P1">points are </text:p>
              <text:p text:style-name="P1">Awarded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0" draw:text-style-name="P1" draw:layer="layout" svg:width="4.599cm" svg:height="1.55cm" svg:x="8.901cm" svg:y="26.35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8" draw:text-style-name="P1" draw:layer="layout" svg:x1="15.6cm" svg:y1="4.1cm" svg:x2="7.8cm" svg:y2="4.1cm">
          <text:p text:style-name="P1"/>
          <text:p text:style-name="P1"/>
        </draw:line>
        <draw:frame draw:style-name="gr11" draw:layer="layout" svg:width="6.1cm" svg:height="1.7cm" svg:x="8.6cm" svg:y="2.4cm">
          <draw:text-box>
            <text:p>Watch Time and Position</text:p>
          </draw:text-box>
        </draw:frame>
        <draw:line draw:style-name="gr8" draw:text-style-name="P1" draw:layer="layout" svg:x1="5.7cm" svg:y1="18.7cm" svg:x2="11.2cm" svg:y2="20.8cm">
          <text:p text:style-name="P1">Ride Time</text:p>
          <text:p text:style-name="P1"/>
        </draw:line>
        <draw:line draw:style-name="gr8" draw:text-style-name="P1" draw:layer="layout" svg:x1="11.9cm" svg:y1="20.8cm" svg:x2="16.6cm" svg:y2="15cm">
          <text:p text:style-name="P1">Ordered Ride 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2:49:32.709000000</meta:creation-date>
    <dc:date>2014-10-03T22:32:26.150000000</dc:date>
    <meta:editing-duration>PT1M12S</meta:editing-duration>
    <meta:editing-cycles>4</meta:editing-cycles>
    <meta:generator>LibreOffice/4.3.1.2$Windows_x86 LibreOffice_project/958349dc3b25111dbca392fbc281a05559ef6848</meta:generator>
    <meta:document-statistic meta:object-count="22"/>
  </office:meta>
</office:document-meta>
</file>